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line-height="115%"/>
      <style:text-properties officeooo:paragraph-rsid="000d7907"/>
    </style:style>
    <style:style style:name="P2" style:family="paragraph" style:parent-style-name="Standard">
      <style:paragraph-properties fo:line-height="115%"/>
      <style:text-properties officeooo:paragraph-rsid="000d7907"/>
    </style:style>
    <style:style style:name="P3" style:family="paragraph" style:parent-style-name="Standard" style:list-style-name="L5">
      <style:paragraph-properties fo:line-height="115%"/>
      <style:text-properties officeooo:paragraph-rsid="000d7907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0pt" officeooo:paragraph-rsid="000d7907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Georgia" fo:font-size="10pt" officeooo:paragraph-rsid="000d7907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Georgia" fo:font-size="10pt" fo:font-weight="normal" officeooo:paragraph-rsid="000d790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/>
      <style:text-properties style:font-name="Georgia" fo:font-size="5pt" fo:font-weight="bold" officeooo:paragraph-rsid="000d7907" style:font-size-asian="5pt" style:font-weight-asian="bold" style:font-size-complex="5pt"/>
    </style:style>
    <style:style style:name="P8" style:family="paragraph" style:parent-style-name="Standard">
      <style:paragraph-properties fo:text-align="center" style:justify-single-word="false"/>
      <style:text-properties officeooo:paragraph-rsid="000d7907"/>
    </style:style>
    <style:style style:name="P9" style:family="paragraph" style:parent-style-name="Standard">
      <style:text-properties officeooo:paragraph-rsid="000d7907"/>
    </style:style>
    <style:style style:name="P10" style:family="paragraph" style:parent-style-name="Standard">
      <style:paragraph-properties fo:line-height="115%"/>
      <style:text-properties fo:font-weight="bold" officeooo:rsid="000d7907" officeooo:paragraph-rsid="000d7907" style:font-weight-asian="bold" style:font-weight-complex="bold"/>
    </style:style>
    <style:style style:name="P11" style:family="paragraph" style:parent-style-name="Standard" style:list-style-name="L3">
      <style:paragraph-properties fo:line-height="100%"/>
      <style:text-properties fo:font-weight="normal" officeooo:rsid="000d7907" officeooo:paragraph-rsid="000d7907" style:font-weight-asian="normal" style:font-weight-complex="normal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officeooo:paragraph-rsid="000d7907"/>
    </style:style>
    <style:style style:name="P13" style:family="paragraph" style:parent-style-name="List_20_Paragraph">
      <style:text-properties style:font-name="Georgia" fo:font-size="10pt" fo:font-weight="bold" officeooo:paragraph-rsid="000d7907" style:font-size-asian="10pt" style:font-weight-asian="bold" style:font-size-complex="10pt"/>
    </style:style>
    <style:style style:name="P14" style:family="paragraph" style:parent-style-name="List_20_Paragraph" style:list-style-name="WWNum1">
      <style:paragraph-properties fo:line-height="115%"/>
      <style:text-properties officeooo:paragraph-rsid="000d7907"/>
    </style:style>
    <style:style style:name="P15" style:family="paragraph" style:parent-style-name="List_20_Paragraph" style:list-style-name="WWNum4">
      <style:paragraph-properties fo:line-height="115%"/>
      <style:text-properties officeooo:paragraph-rsid="000d7907"/>
    </style:style>
    <style:style style:name="P16" style:family="paragraph" style:parent-style-name="List_20_Paragraph" style:list-style-name="WWNum3">
      <style:paragraph-properties fo:line-height="115%"/>
      <style:text-properties officeooo:paragraph-rsid="000d7907"/>
    </style:style>
    <style:style style:name="P17" style:family="paragraph" style:parent-style-name="List_20_Paragraph" style:list-style-name="WWNum1">
      <style:paragraph-properties fo:line-height="100%"/>
      <style:text-properties officeooo:paragraph-rsid="000d7907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Georgia" fo:font-size="10pt" fo:font-style="italic" style:font-size-asian="10pt" style:font-style-asian="italic" style:font-size-complex="10pt"/>
    </style:style>
    <style:style style:name="T2" style:family="text">
      <style:text-properties style:font-name="Georgia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Georgia" fo:font-size="10pt" fo:font-style="italic" fo:font-weight="bold" style:font-size-asian="10pt" style:font-style-asian="italic" style:font-weight-asian="bold" style:font-size-complex="10pt"/>
    </style:style>
    <style:style style:name="T4" style:family="text">
      <style:text-properties style:font-name="Georgia" fo:font-size="10pt" style:font-size-asian="10pt" style:font-size-complex="10pt"/>
    </style:style>
    <style:style style:name="T5" style:family="text">
      <style:text-properties style:font-name="Georgia" fo:font-size="10pt" officeooo:rsid="000d7907" style:font-size-asian="10pt" style:font-size-complex="10pt"/>
    </style:style>
    <style:style style:name="T6" style:family="text">
      <style:text-properties style:font-name="Georgia" fo:font-size="10pt" fo:font-weight="bold" style:font-size-asian="10pt" style:font-weight-asian="bold" style:font-size-complex="10pt"/>
    </style:style>
    <style:style style:name="T7" style:family="text">
      <style:text-properties style:font-name="Georgia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Georgia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Georgia" fo:font-size="20pt" style:font-size-asian="20pt" style:font-size-complex="20pt"/>
    </style:style>
    <style:style style:name="T10" style:family="text">
      <style:text-properties style:font-name="Georgia" fo:font-size="11pt" fo:font-weight="bold" style:font-size-asian="11pt" style:font-weight-asian="bold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28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9">G U S <text:s text:c="3"/>C A N T I E N I</text:span></text:p>
      <text:p text:style-name="P4"/>
      <text:p text:style-name="P8"><text:span text:style-name="T4">69 BROWN ST BOX 7028 <text:s text:c="2"/>• <text:s text:c="2"/>PROVIDENCE, RI <text:s text:c="2"/>7028</text:span></text:p>
      <text:p text:style-name="P8"><text:span text:style-name="T4">P H O N E <text:s text:c="2"/>( 413 ) <text:s/>522 – 4103 <text:s text:c="2"/>• <text:s text:c="2"/>E M A I L <text:s text:c="2"/>G U S _ C A N T I E N I @ B R O W N . E D U</text:span></text:p>
      <text:p text:style-name="P13"/>
      <text:p text:style-name="P9"><text:span text:style-name="T10">E D U C A T I O N</text:span></text:p>
      <text:section text:style-name="Sect1" text:name="TextSection">
        <text:p text:style-name="P7"><draw:line text:anchor-type="paragraph" draw:z-index="0" draw:name="Straight Connector 1" draw:style-name="gr1" draw:text-style-name="P18" svg:x1="0in" svg:y1="0.0161in" svg:x2="7.502in" svg:y2="0.0181in"><text:p/></draw:line></text:p>
        <text:p text:style-name="P2"><text:span text:style-name="T6">Brown University</text:span><text:span text:style-name="T4"> <text:tab/><text:tab/><text:tab/><text:tab/><text:tab/> <text:s text:c="10"/><text:tab/> <text:s text:c="13"/></text:span><text:span text:style-name="T1">Providence, RI</text:span><text:span text:style-name="T4"> • Expected graduation May 2020</text:span></text:p>
      </text:section>
      <text:section text:style-name="Sect1" text:name="Section1">
        <text:list xml:id="list3287000106084548306" text:style-name="WWNum1">
          <text:list-item>
            <text:p text:style-name="P14"><text:span text:style-name="T1">B.S. </text:span><text:span text:style-name="T4">Computer Science</text:span></text:p>
          </text:list-item>
          <text:list-item>
            <text:p text:style-name="P14"><text:span text:style-name="T1">Cumulative GPA:</text:span><text:span text:style-name="T4"> 4.0/4.0</text:span></text:p>
          </text:list-item>
          <text:list-item>
            <text:p text:style-name="P17"><text:span text:style-name="T1">Relevant coursework:</text:span><text:span text:style-name="T4"> Machine Learning, Logic for Systems, Computer Systems, Discrete Structures and Probability, Linear Algebra,</text:span><text:span text:style-name="T1"> </text:span><text:span text:style-name="T4">Algorithms and Data Structures, Object Oriented Programming</text:span></text:p>
          </text:list-item>
          <text:list-item>
            <text:p text:style-name="P17"><text:span text:style-name="T2">Activities:</text:span><text:span text:style-name="T7"> Pirate A Capella, Brown Meditation Community, Brown Game Design, Brown University Relaxation Project</text:span></text:p>
          </text:list-item>
        </text:list>
      </text:section>
      <text:section text:style-name="Sect1" text:name="Section2">
        <text:p text:style-name="P5"/>
      </text:section>
      <text:section text:style-name="Sect1" text:name="Section3">
        <text:p text:style-name="P2"><text:span text:style-name="T10">L E A D E R S H I P <text:s text:c="2"/>E X P E R I E N C E</text:span></text:p>
        <text:p text:style-name="P7"><draw:line text:anchor-type="paragraph" draw:z-index="2" draw:name="Straight Connector 4" draw:style-name="gr1" draw:text-style-name="P18" svg:x1="0in" svg:y1="0.0016in" svg:x2="7.502in" svg:y2="0.0035in"><text:p/></draw:line></text:p>
        <text:p text:style-name="P2"><text:span text:style-name="T6">PINEWOODS INC.<text:tab/> <text:s text:c="2"/></text:span><text:span text:style-name="T3">Dining Hall Manager</text:span><text:span text:style-name="T6"><text:tab/><text:tab/></text:span><text:span text:style-name="T1"><text:tab/>Plymouth, MA </text:span><text:span text:style-name="T4">• May 2017-Sept. 2017</text:span></text:p>
        <text:list xml:id="list8361976070020815880" text:style-name="WWNum4">
          <text:list-item>
            <text:p text:style-name="P15"><text:span text:style-name="T4">Managed 1,800 volunteers to smoothly assemble and deliver meals to 3,000 campers</text:span></text:p>
          </text:list-item>
        </text:list>
        <text:list xml:id="list6247638091989224878" text:style-name="WWNum3">
          <text:list-item>
            <text:p text:style-name="P16"><text:span text:style-name="T4">Maintained open and effective communication between all kitchen staff and dining hall workers of the nonprofit organization</text:span></text:p>
          </text:list-item>
          <text:list-item>
            <text:p text:style-name="P16"><text:span text:style-name="T4">Developed organizational strategies to safeguard against shortages of supplies or workers </text:span></text:p>
          </text:list-item>
          <text:list-item>
            <text:p text:style-name="P16"><text:span text:style-name="T4">Delegated work efficiently and built a strong sense of purpose and teamwork within volunteer groups of 15 people</text:span></text:p>
          </text:list-item>
          <text:list-item>
            <text:p text:style-name="P16"><text:span text:style-name="T4">Was commended frequently by volunteers on ho</text:span><text:bookmark text:name="_GoBack"/><text:span text:style-name="T4">w unexpectedly smooth and stress-free the experience was</text:span></text:p>
          </text:list-item>
        </text:list>
      </text:section>
      <text:section text:style-name="Sect1" text:name="Section4">
        <text:p text:style-name="P5"/>
        <text:p text:style-name="P2"><text:span text:style-name="T10">P R O J E C T S</text:span></text:p>
      </text:section>
      <text:p text:style-name="P7"><draw:line text:anchor-type="paragraph" draw:z-index="3" draw:name="Straight Connector 7" draw:style-name="gr1" draw:text-style-name="P18" svg:x1="0in" svg:y1="0.011in" svg:x2="7.502in" svg:y2="0.013in"><text:p/></draw:line></text:p>
      <text:p text:style-name="P10"><text:span text:style-name="T4">ORACLE<text:tab/><text:tab/><text:tab/><text:tab/><text:tab/><text:tab/><text:tab/><text:tab/><text:tab/><text:tab/><text:tab/><text:tab/></text:span><text:span text:style-name="T8">February 2018</text:span></text:p>
      <text:list xml:id="list6584639134367253567" text:style-name="L3">
        <text:list-item>
          <text:p text:style-name="P11"><text:span text:style-name="T4">Designed an oracle to test the validity of topoligical sorting algorithms</text:span></text:p>
        </text:list-item>
        <text:list-item>
          <text:p text:style-name="P11"><text:span text:style-name="T4">Gained experience in effective testing practices</text:span></text:p>
          <text:p text:style-name="P11"><text:span text:style-name="T4"/></text:p>
        </text:list-item>
      </text:list>
      <text:p text:style-name="P2"><text:span text:style-name="T6">OASIS<text:tab/><text:tab/><text:tab/><text:tab/><text:tab/><text:tab/><text:tab/><text:tab/><text:tab/><text:tab/><text:tab/><text:tab/><text:tab/></text:span><text:span text:style-name="T8">January 2018</text:span></text:p>
      <text:list xml:id="list1025909037314965686" text:style-name="WWNum5">
        <text:list-item>
          <text:p text:style-name="P1"><text:span text:style-name="T8">Spearheaded Android development and conceptual design for app that connects those who have experienced personal tragedies</text:span></text:p>
        </text:list-item>
        <text:list-item>
          <text:p text:style-name="P1"><text:span text:style-name="T8">Unsupervised machine learning algorithm connects users of similar background and demographic</text:span></text:p>
        </text:list-item>
        <text:list-item>
          <text:p text:style-name="P1"><text:span text:style-name="T8">Represented Brown in hackathon and competed against more than 500 students</text:span></text:p>
        </text:list-item>
      </text:list>
      <text:p text:style-name="P6"/>
      <text:p text:style-name="P2"><text:span text:style-name="T6">DATABASE<text:tab/><text:tab/><text:tab/><text:tab/><text:tab/><text:tab/><text:tab/><text:tab/><text:tab/><text:tab/><text:tab/> <text:s text:c="5"/></text:span><text:span text:style-name="T8">September 2017</text:span></text:p>
      <text:list xml:id="list8091783350141515270" text:style-name="L5">
        <text:list-item>
          <text:p text:style-name="P3"><text:span text:style-name="T8">Implemented from the ground up both client and server sides of an online binary tree database with multithreaded capability using C</text:span></text:p>
        </text:list-item>
      </text:list>
      <text:p text:style-name="P5"/>
      <text:p text:style-name="P2"><draw:line text:anchor-type="paragraph" draw:z-index="1" draw:name="Straight Connector 3" draw:style-name="gr1" draw:text-style-name="P18" svg:x1="0in" svg:y1="0.1866in" svg:x2="7.502in" svg:y2="0.1886in"><text:p/></draw:line><text:span text:style-name="T10">S K I L L S <text:s text:c="2"/>&amp; <text:s text:c="2"/>I N T E R E S T S </text:span></text:p>
      <text:p text:style-name="P2"><text:span text:style-name="T1">Computer<text:tab/></text:span><text:span text:style-name="T4">Java, Python, C, </text:span><text:span text:style-name="T5">JavaScript</text:span><text:span text:style-name="T4">, Android Studio, Reaper, Microsoft Office Suite</text:span></text:p>
      <text:p text:style-name="P2"><text:span text:style-name="T1">Language</text:span><text:span text:style-name="T4"><text:tab/>French (Limited Working Proficiency)</text:span></text:p>
      <text:p text:style-name="P2"><text:span text:style-name="T1">Interests</text:span><text:span text:style-name="T4"><text:tab/>Meditation, social dancing, playing and listening to music, baking, reading, podcasts</text:span><text:span text:style-name="T1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ListLabel_20_136" style:display-name="ListLabel 136" style:family="text">
      <style:text-properties fo:font-style="normal" style:font-style-asian="normal" style:font-name-complex="Symbol1" style:font-family-complex="Symbol" style:font-family-generic-complex="system" style:font-pitch-complex="variable" style:font-style-complex="normal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="Georgia" fo:font-family="Georgia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="Georgia" fo:font-family="Georgia" style:font-family-generic="roman" style:font-pitch="variable" fo:font-size="10pt" fo:font-weight="normal" style:font-size-asian="10pt" style:font-weight-asian="normal"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73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74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76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77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9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0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8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8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2:31:17.527658952</meta:creation-date>
    <dc:date>2018-03-29T22:45:13.805859121</dc:date>
    <meta:editing-duration>PT3M18S</meta:editing-duration>
    <meta:editing-cycles>1</meta:editing-cycles>
    <meta:document-statistic meta:table-count="0" meta:image-count="0" meta:object-count="0" meta:page-count="1" meta:paragraph-count="31" meta:word-count="374" meta:character-count="2171" meta:non-whitespace-character-count="1739"/>
    <meta:generator>LibreOffice/5.1.6.2$Linux_X86_64 LibreOffice_project/10m0$Build-2</meta:generator>
  </office:meta>
</office:document-meta>
</file>